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f44" officeooo:paragraph-rsid="001b0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quick brown fox jumps over the lazy d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54:22.415807441</meta:creation-date>
    <dc:date>2019-03-19T15:54:57.456362945</dc:date>
    <meta:editing-duration>PT37S</meta:editing-duration>
    <meta:editing-cycles>1</meta:editing-cycles>
    <meta:document-statistic meta:table-count="0" meta:image-count="0" meta:object-count="0" meta:page-count="1" meta:paragraph-count="1" meta:word-count="9" meta:character-count="42" meta:non-whitespace-character-count="34"/>
    <meta:generator>LibreOffice/6.0.7.3$Linux_X86_64 LibreOffice_project/00m0$Build-3</meta:generator>
  </office:meta>
</office:document-meta>
</file>